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Propuesta 3</text:p>
      <text:p text:style-name="Standard"/>
      <text:p text:style-name="Standard">-Select * From alumno405;</text:p>
      <text:p text:style-name="Standard"/>
      <text:p text:style-name="Standard">-Select dni, nombre, curso, nivel, clase From alumno405;</text:p>
      <text:p text:style-name="Standard"/>
      <text:p text:style-name="Standard">-Select * From alumno405 Where poblacion = 'guadalajara';</text:p>
      <text:p text:style-name="Standard"/>
      <text:p text:style-name="Standard">-Select dni, nombre, apellidos, curso, nivel, clase From alumno405 order by apellidos and nombre;</text:p>
      <text:p text:style-name="Standard"/>
      <text:p text:style-name="P1">Actividad Complementaria 1</text:p>
      <text:p text:style-name="Standard"/>
      <text:p text:style-name="Standard">Select apellido, oficio, loc From emple, depart Where emple.oficio = 'ANALISTA' and emple.dept_no = depart.dept_no;</text:p>
      <text:p text:style-name="Standard"/>
      <text:p text:style-name="P1">Actividad Complementaria 3</text:p>
      <text:p text:style-name="Standard"/>
      <text:p text:style-name="Standard">Select * From emple, depart Where depart.dnombre = 'VENTAS' and emple.dept_no = depart.dept_n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1T14:13:17.68</meta:creation-date>
    <dc:date>2018-02-22T13:50:54.79</dc:date>
    <meta:editing-duration>PT18M2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9" meta:word-count="71" meta:character-count="518"/>
  </office:meta>
</office:document-meta>
</file>